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900000062A272A01139E502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4bf" officeooo:paragraph-rsid="001e7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ronizar mi carpeta con la carpeta del servidor:</text:p>
      <text:p text:style-name="P1"><draw:frame draw:style-name="fr1" draw:name="Image1" text:anchor-type="char" svg:x="0.0102in" svg:y="0.0626in" svg:width="6.9252in" svg:height="0.5264in" draw:z-index="0"><draw:image xlink:href="Pictures/100002010000050900000062A272A01139E50207.png" xlink:type="simple" xlink:show="embed" xlink:actuate="onLoad" loext:mime-type="image/png"/></draw:frame></text:p>
      <text:p text:style-name="P1">Acceso al server:</text:p>
      <text:p text:style-name="P1"><text:a xlink:type="simple" xlink:href="http://www.lunaserver.com/" text:style-name="Internet_20_link" text:visited-style-name="Visited_20_Internet_20_Link">www.lunaserver.com</text:a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16:27:01.629556979</meta:creation-date>
    <dc:date>2023-07-25T16:32:18.807307961</dc:date>
    <meta:editing-duration>PT5M21S</meta:editing-duration>
    <meta:editing-cycles>1</meta:editing-cycles>
    <meta:document-statistic meta:table-count="0" meta:image-count="1" meta:object-count="0" meta:page-count="1" meta:paragraph-count="3" meta:word-count="12" meta:character-count="86" meta:non-whitespace-character-count="77"/>
    <meta:generator>LibreOffice/6.4.7.2$Linux_X86_64 LibreOffice_project/40$Build-2</meta:generator>
  </office:meta>
</office:document-meta>
</file>